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06cm" fo:min-width="4.456cm"/>
    </style:style>
    <style:style style:name="gr2" style:family="graphic" style:parent-style-name="standard">
      <style:graphic-properties draw:textarea-horizontal-align="justify" draw:textarea-vertical-align="middle" draw:auto-grow-height="false" fo:min-height="2.951cm" fo:min-width="5.39cm"/>
    </style:style>
    <style:style style:name="gr3" style:family="graphic" style:parent-style-name="standard">
      <style:graphic-properties draw:textarea-horizontal-align="justify" draw:textarea-vertical-align="middle" draw:auto-grow-height="false" fo:min-height="3.251cm" fo:min-width="8.372cm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2.795cm" fo:min-width="2.601cm" draw:shadow="hidden"/>
    </style:style>
    <style:style style:name="gr6" style:family="graphic" style:parent-style-name="standard">
      <style:graphic-properties draw:stroke="none" svg:stroke-color="#000000" draw:fill="none" draw:fill-color="#ffffff" fo:min-height="1.854cm"/>
    </style:style>
    <style:style style:name="gr7" style:family="graphic" style:parent-style-name="standard">
      <style:graphic-properties draw:textarea-horizontal-align="justify" draw:textarea-vertical-align="middle" draw:auto-grow-height="false" fo:min-height="1.562cm" fo:min-width="3.254cm"/>
    </style:style>
    <style:style style:name="gr8" style:family="graphic" style:parent-style-name="standard">
      <style:graphic-properties draw:textarea-horizontal-align="justify" draw:textarea-vertical-align="middle" draw:auto-grow-height="false" fo:min-height="2.428cm" fo:min-width="6.65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5.6cm" svg:height="2.2cm" svg:x="5.2cm" svg:y="0.538cm">
            <text:p text:style-name="P1">Начало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7cm" svg:height="3.2cm" svg:x="4.15cm" svg:y="3.905cm">
            <text:p text:style-name="P1">Инициализация <text:line-break/>контактов <text:line-break/>платы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1" xml:id="id6" draw:id="id6" draw:layer="layout" svg:width="11.6cm" svg:height="3.5cm" svg:x="2.2cm" svg:y="21.098cm">
            <text:p text:style-name="P1">Включить напряжение <text:line-break/>на контактах,<text:line-break/> соответствующих <text:line-break/>сегментам цифры <text:span text:style-name="T1">W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polygon draw:style-name="gr4" draw:text-style-name="P1" xml:id="id3" draw:id="id3" draw:layer="layout" svg:width="4.634cm" svg:height="2.199cm" svg:x="5.683cm" svg:y="8.272cm" svg:viewBox="0 0 4635 2200" draw:points="485,0 4150,0 4635,437 4635,2200 0,2200 0,437">
            <text:p text:style-name="P1">Цикл i</text:p>
          </draw:polygon>
          <draw:g xml:id="id7" draw:id="id7">
            <draw:polygon draw:style-name="gr5" draw:text-style-name="P1" draw:layer="layout" svg:width="4.707cm" svg:height="2.412cm" draw:transform="rotate (-3.14159265358979) translate (10.3536881270438cm 28.2628646801144cm)" svg:viewBox="0 0 4708 2413" draw:points="4215,0 492,0 0,480 0,2413 4708,2413 4708,480">
              <text:p/>
            </draw:polygon>
            <draw:frame draw:style-name="gr6" draw:text-style-name="P2" draw:layer="layout" svg:width="4.437cm" svg:height="2.104cm" svg:x="5.781cm" svg:y="26.004cm">
              <draw:text-box>
                <text:p text:style-name="P1"/>
                <text:p text:style-name="P1">Цикл i</text:p>
              </draw:text-box>
            </draw:frame>
          </draw:g>
          <draw:custom-shape draw:style-name="gr7" draw:text-style-name="P1" xml:id="id5" draw:id="id5" draw:layer="layout" svg:width="7.508cm" svg:height="3.624cm" svg:x="4.246cm" svg:y="16.307cm">
            <text:p text:style-name="P1"><text:span text:style-name="T1">W</text:span> является<text:line-break/>цифрой?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4" draw:id="id4" draw:layer="layout" svg:width="9.354cm" svg:height="2.677cm" svg:x="3.323cm" svg:y="12.463cm">
            <text:p text:style-name="P1">Распознать слово <text:span text:style-name="T1">W</text:span><text:span text:style-name="T1"><text:line-break/></text:span>из аудио потока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onnector draw:style-name="gr9" draw:text-style-name="P3" draw:layer="layout" svg:x1="8cm" svg:y1="2.738cm" svg:x2="8cm" svg:y2="3.905cm" draw:start-shape="id1" draw:start-glue-point="2" draw:end-shape="id2" draw:end-glue-point="0" svg:d="M8000 2738v1167" svg:viewBox="0 0 1 1168">
            <text:p/>
          </draw:connector>
          <draw:connector draw:style-name="gr9" draw:text-style-name="P3" draw:layer="layout" svg:x1="8cm" svg:y1="7.105cm" svg:x2="8cm" svg:y2="8.272cm" draw:start-shape="id2" draw:start-glue-point="2" draw:end-shape="id3" draw:end-glue-point="0" svg:d="M8000 7105v1167" svg:viewBox="0 0 1 1168">
            <text:p/>
          </draw:connector>
          <draw:connector draw:style-name="gr9" draw:text-style-name="P3" draw:layer="layout" svg:x1="8cm" svg:y1="10.472cm" svg:x2="8cm" svg:y2="12.463cm" draw:start-shape="id3" draw:start-glue-point="2" draw:end-shape="id4" draw:end-glue-point="0" svg:d="M8000 10472v1991" svg:viewBox="0 0 1 1992">
            <text:p/>
          </draw:connector>
          <draw:connector draw:style-name="gr9" draw:text-style-name="P3" draw:layer="layout" svg:x1="8cm" svg:y1="15.14cm" svg:x2="8cm" svg:y2="16.307cm" draw:start-shape="id4" draw:start-glue-point="2" draw:end-shape="id5" draw:end-glue-point="4" svg:d="M8000 15140v1167" svg:viewBox="0 0 1 1168">
            <text:p/>
          </draw:connector>
          <draw:connector draw:style-name="gr9" draw:text-style-name="P3" draw:layer="layout" svg:x1="8cm" svg:y1="19.931cm" svg:x2="8cm" svg:y2="21.098cm" draw:start-shape="id5" draw:start-glue-point="6" draw:end-shape="id6" draw:end-glue-point="0" svg:d="M8000 19931v1167" svg:viewBox="0 0 1 1168">
            <text:p/>
          </draw:connector>
          <draw:connector draw:style-name="gr9" draw:text-style-name="P3" draw:layer="layout" svg:x1="8cm" svg:y1="24.598cm" svg:x2="8cm" svg:y2="25.85cm" draw:start-shape="id6" draw:start-glue-point="2" draw:end-shape="id7" draw:end-glue-point="0" svg:d="M8000 24598v1252" svg:viewBox="0 0 1 1253">
            <text:p/>
          </draw:connector>
          <draw:connector draw:style-name="gr9" draw:text-style-name="P3" draw:layer="layout" draw:line-skew="1.198cm" svg:x1="11.754cm" svg:y1="18.119cm" svg:x2="10.318cm" svg:y2="9.372cm" draw:start-shape="id5" draw:start-glue-point="7" draw:end-shape="id3" draw:end-glue-point="1" svg:d="M11754 18119h1700v-8747h-3136" svg:viewBox="0 0 3137 8748">
            <text:p/>
          </draw:connector>
          <draw:frame draw:style-name="gr10" draw:text-style-name="P4" draw:layer="layout" svg:width="1.285cm" svg:height="0.962cm" svg:x="6.354cm" svg:y="19.663cm">
            <draw:text-box>
              <text:p>Да</text:p>
            </draw:text-box>
          </draw:frame>
          <draw:frame draw:style-name="gr11" draw:text-style-name="P4" draw:layer="layout" svg:width="1.582cm" svg:height="0.962cm" svg:x="11.654cm" svg:y="17.001cm">
            <draw:text-box>
              <text:p>Нет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56:32.891840039</meta:creation-date>
    <dc:date>2019-03-09T23:20:03.646374348</dc:date>
    <meta:editing-duration>PT27M58S</meta:editing-duration>
    <meta:editing-cycles>7</meta:editing-cycles>
    <meta:generator>LibreOffice/5.1.6.2$Linux_X86_64 LibreOffice_project/10m0$Build-2</meta:generator>
    <meta:document-statistic meta:object-count="19"/>
  </office:meta>
</office:document-meta>
</file>